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140F400005780000041A08ED9FBF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 text:style-name="P2"><text:span text:style-name="T2">Candidati</text:span></text:p>
            <text:list text:style-name="L2">
              <text:list-item>
                <text:p text:style-name="P2"><text:span text:style-name="T3">Mirco Bertelli</text:span></text:p>
              </text:list-item>
              <text:list-item>
                <text:p text:style-name="P2"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 text:style-name="P3"><text:span text:style-name="T2">Contenuti</text:span></text:p>
            <text:list text:style-name="L2">
              <text:list-item>
                <text:p text:style-name="P3"><text:span text:style-name="T3">Introduzione</text:span></text:p>
              </text:list-item>
              <text:list-item>
                <text:p text:style-name="P3"><text:span text:style-name="T3">Sviluppo Applicazioni Mobili</text:span></text:p>
              </text:list-item>
              <text:list-item>
                <text:p text:style-name="P3"><text:span text:style-name="T3">Framework Valutati</text:span></text:p>
              </text:list-item>
              <text:list-item>
                <text:p text:style-name="P3"><text:span text:style-name="T3">L'Applicazione</text:span></text:p>
              </text:list-item>
              <text:list-item>
                <text:p text:style-name="P3"><text:span text:style-name="T3">Risultato Del Confronto</text:span></text:p>
              </text:list-item>
              <text:list-item>
                <text:p text:style-name="P3"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140F400005780000041A08ED9FBF3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09T16:36:08.198000000</dc:date>
    <meta:editing-duration>PT1M38S</meta:editing-duration>
    <meta:editing-cycles>1</meta:editing-cycles>
    <meta:document-statistic meta:object-count="26"/>
    <meta:generator>LibreOffice/4.2.2.1$Windows_x86 LibreOffice_project/3be8cda0bddd8e430d8cda1ebfd581265cca5a0f</meta:generator>
  </office:meta>
</office:document-meta>
</file>